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BM Plex Sans" svg:font-family="'IBM Plex Sans', ibm-plex-sans, 'Helvetica Neue', Arial, sans-serif"/>
    <style:font-face style:name="Mangal1" svg:font-family="Mangal"/>
    <style:font-face style:name="Mulish" svg:font-family="Mulish, apple-system, BlinkMacSystemFont, 'Segoe UI', Helvetica, Arial, sans-serif"/>
    <style:font-face style:name="Red Hat Text" svg:font-family="'Red Hat Text', sans-serif"/>
    <style:font-face style:name="Roboto1" svg:font-family="Roboto, apple-system, BlinkMacSystemFont, 'Segoe UI', Helvetica, Arial, sans-serif, 'Apple Color Emoji', 'Segoe UI Emoji'"/>
    <style:font-face style:name="Roboto" svg:font-family="Roboto, sans-serif"/>
    <style:font-face style:name="charter" svg:font-family="charter, Georgia, Cambria, 'Times New Roman', Times, serif"/>
    <style:font-face style:name="system-ui" svg:font-family="system-ui, apple-system, 'Segoe UI', Roboto, 'Helvetica Neue', Arial, 'Noto Sans', 'Liberation Sans', sans-serif, 'Apple Color Emoji', 'Segoe UI Emoji', 'Segoe UI Symbol', 'Noto Color Emoji'"/>
    <style:font-face style:name="JetBrains Mono" svg:font-family="'JetBrai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9d4c" officeooo:paragraph-rsid="00059d4c"/>
    </style:style>
    <style:style style:name="P2" style:family="paragraph" style:parent-style-name="Text_20_body">
      <style:text-properties fo:font-variant="normal" fo:text-transform="none" fo:color="#212529" loext:opacity="100%" style:font-name="JetBrains Mono" fo:font-size="14pt" fo:letter-spacing="normal" fo:font-style="normal" fo:font-weight="normal" officeooo:rsid="001c93ed" officeooo:paragraph-rsid="00059d4c" style:font-size-asian="14pt" style:font-style-asian="normal" style:font-weight-asian="normal" style:font-size-complex="14pt" style:font-style-complex="normal" style:font-weight-complex="normal"/>
    </style:style>
    <style:style style:name="P3" style:family="paragraph" style:parent-style-name="Text_20_body">
      <style:text-properties style:font-name="JetBrains Mono" fo:font-size="14pt" style:font-size-asian="14pt" style:font-size-complex="14pt"/>
    </style:style>
    <style:style style:name="P4" style:family="paragraph" style:parent-style-name="Text_20_body">
      <style:text-properties style:font-name="JetBrains Mono" fo:font-size="14pt" officeooo:rsid="00070a6f" officeooo:paragraph-rsid="00070a6f" style:font-size-asian="14pt" style:font-size-complex="14pt"/>
    </style:style>
    <style:style style:name="P5" style:family="paragraph" style:parent-style-name="Text_20_body">
      <style:paragraph-properties fo:margin-left="0in" fo:margin-right="0in" fo:margin-top="0in" fo:margin-bottom="0.0972in" style:contextual-spacing="false" fo:orphans="2" fo:widows="2" fo:text-indent="0in" style:auto-text-indent="false"/>
      <style:text-properties fo:font-variant="normal" fo:text-transform="none" fo:color="#212529" loext:opacity="100%" style:font-name="system-ui" fo:font-size="12pt" fo:letter-spacing="normal" fo:font-style="normal" fo:font-weight="normal" officeooo:rsid="00059d4c" officeooo:paragraph-rsid="00059d4c"/>
    </style:style>
    <style:style style:name="P6" style:family="paragraph" style:parent-style-name="Text_20_body">
      <style:paragraph-properties fo:margin-left="0in" fo:margin-right="0in" fo:margin-top="0in" fo:margin-bottom="0.0972in" style:contextual-spacing="false" fo:orphans="2" fo:widows="2" fo:text-indent="0in" style:auto-text-indent="false"/>
      <style:text-properties fo:font-variant="normal" fo:text-transform="none" fo:color="#212529" loext:opacity="100%" style:font-name="system-ui" fo:font-size="12pt" fo:letter-spacing="normal" fo:font-style="normal" fo:font-weight="normal" officeooo:rsid="00062d96" officeooo:paragraph-rsid="00062d96"/>
    </style:style>
    <style:style style:name="P7" style:family="paragraph" style:parent-style-name="Text_20_body">
      <style:paragraph-properties fo:margin-left="0in" fo:margin-right="0in" fo:margin-top="0in" fo:margin-bottom="0.0972in" style:contextual-spacing="false" fo:orphans="2" fo:widows="2" fo:text-indent="0in" style:auto-text-indent="false"/>
      <style:text-properties fo:font-variant="normal" fo:text-transform="none" fo:color="#212529" loext:opacity="100%" style:font-name="system-ui" fo:font-size="14pt" fo:letter-spacing="normal" fo:font-style="normal" fo:font-weight="normal" officeooo:rsid="00062d96" officeooo:paragraph-rsid="00062d96" style:font-size-asian="14pt" style:font-size-complex="14pt"/>
    </style:style>
    <style:style style:name="P8" style:family="paragraph" style:parent-style-name="Text_20_body">
      <style:paragraph-properties fo:margin-left="0in" fo:margin-right="0in" fo:margin-top="0in" fo:margin-bottom="0.0972in" style:contextual-spacing="false" fo:orphans="2" fo:widows="2" fo:text-indent="0in" style:auto-text-indent="false"/>
      <style:text-properties fo:font-variant="normal" fo:text-transform="none" fo:color="#212529" loext:opacity="100%" style:font-name="JetBrains Mono" fo:font-size="14pt" fo:letter-spacing="normal" fo:font-style="normal" fo:font-weight="normal" officeooo:rsid="00062d96" officeooo:paragraph-rsid="00062d96" style:font-size-asian="14pt" style:font-weight-asian="normal" style:font-size-complex="14pt" style:font-weight-complex="normal"/>
    </style:style>
    <style:style style:name="P9" style:family="paragraph" style:parent-style-name="Text_20_body">
      <style:paragraph-properties fo:margin-left="0in" fo:margin-right="0in" fo:margin-top="0in" fo:margin-bottom="0.0972in" style:contextual-spacing="false" fo:orphans="2" fo:widows="2" fo:text-indent="0in" style:auto-text-indent="false"/>
      <style:text-properties fo:font-variant="normal" fo:text-transform="none" fo:color="#212529" loext:opacity="100%" style:font-name="JetBrains Mono" fo:font-size="14pt" fo:letter-spacing="normal" fo:font-style="normal" fo:font-weight="normal" officeooo:paragraph-rsid="00059d4c" style:font-size-asian="14pt" style:font-size-complex="14pt"/>
    </style:style>
    <style:style style:name="P10" style:family="paragraph" style:parent-style-name="Text_20_body">
      <style:paragraph-properties fo:margin-left="0in" fo:margin-right="0in" fo:margin-top="0in" fo:margin-bottom="0.0972in" style:contextual-spacing="false" fo:orphans="2" fo:widows="2" fo:text-indent="0in" style:auto-text-indent="false"/>
      <style:text-properties fo:font-variant="normal" fo:text-transform="none" fo:color="#212529" loext:opacity="100%" style:font-name="JetBrains Mono" fo:font-size="14pt" fo:letter-spacing="normal" fo:font-style="normal" fo:font-weight="normal" officeooo:rsid="00059d4c" officeooo:paragraph-rsid="00059d4c" style:font-size-asian="14pt" style:font-size-complex="14pt"/>
    </style:style>
    <style:style style:name="P11" style:family="paragraph" style:parent-style-name="Text_20_body">
      <style:text-properties style:font-name="JetBrains Mono" fo:font-size="14pt" style:font-size-asian="14pt" style:font-size-complex="14pt"/>
    </style:style>
    <style:style style:name="P12" style:family="paragraph" style:parent-style-name="Text_20_body">
      <style:text-properties style:font-name="JetBrains Mono" fo:font-size="14pt" officeooo:rsid="00070a6f" officeooo:paragraph-rsid="00070a6f" style:font-size-asian="14pt" style:font-size-complex="14pt"/>
    </style:style>
    <style:style style:name="P13" style:family="paragraph" style:parent-style-name="Text_20_body">
      <style:text-properties style:font-name="JetBrains Mono" fo:font-size="14pt" officeooo:rsid="0007a89c" officeooo:paragraph-rsid="0007a89c" style:font-size-asian="14pt" style:font-size-complex="14pt"/>
    </style:style>
    <style:style style:name="P14" style:family="paragraph" style:parent-style-name="Text_20_body">
      <style:text-properties style:font-name="JetBrains Mono" fo:font-size="14pt" fo:font-weight="normal" officeooo:rsid="0007a89c" officeooo:paragraph-rsid="0007a89c" style:font-size-asian="14pt" style:font-weight-asian="normal" style:font-size-complex="14pt" style:font-weight-complex="normal"/>
    </style:style>
    <style:style style:name="T1" style:family="text">
      <style:text-properties fo:font-variant="normal" fo:text-transform="none" fo:color="#596880" loext:opacity="100%" style:font-name="JetBrains Mono" fo:font-size="14pt" fo:letter-spacing="normal" fo:font-style="normal" fo:font-weight="normal" style:font-size-asian="14pt" style:font-size-complex="14pt"/>
    </style:style>
    <style:style style:name="T2" style:family="text">
      <style:text-properties fo:font-variant="normal" fo:text-transform="none" fo:color="#000000" loext:opacity="100%" style:font-name="Red Hat Text" fo:font-size="12.75pt" fo:letter-spacing="normal" fo:font-style="normal" fo:font-weight="bold"/>
    </style:style>
    <style:style style:name="T3" style:family="text">
      <style:text-properties fo:font-variant="normal" fo:text-transform="none" fo:color="#000000" loext:opacity="100%" fo:font-size="12.75pt" fo:letter-spacing="normal" fo:font-style="normal" fo:font-weight="bold"/>
    </style:style>
    <style:style style:name="T4" style:family="text">
      <style:text-properties fo:font-variant="normal" fo:text-transform="none" fo:color="#000000" loext:opacity="100%" fo:letter-spacing="normal" fo:font-style="normal"/>
    </style:style>
    <style:style style:name="T5" style:family="text">
      <style:text-properties fo:font-variant="normal" fo:text-transform="none" fo:color="#000000" loext:opacity="100%" fo:letter-spacing="normal" fo:font-style="normal" fo:font-weight="bold"/>
    </style:style>
    <style:style style:name="T6" style:family="text">
      <style:text-properties fo:font-variant="normal" fo:text-transform="none" fo:color="#000000" loext:opacity="100%" fo:letter-spacing="normal" fo:font-style="normal" fo:font-weight="normal" style:font-weight-asian="normal" style:font-weight-complex="normal"/>
    </style:style>
    <style:style style:name="T7" style:family="text">
      <style:text-properties fo:color="#292929" loext:opacity="100%"/>
    </style:style>
    <style:style style:name="T8" style:family="text">
      <style:text-properties style:font-name="JetBrains Mono"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mcat</text:p>
      <text:p text:style-name="P1"/>
      <text:p text:style-name="P2">Apache Tomcat veya Tomcat Java tabanlı web uygulamalarını yayınlamak için kullanılan web sunucusudur.</text:p>
      <text:p text:style-name="P9">Java, Java EE veya Java Teknolojileri içerisinde Java Servlet, JavaServer Pages, Java Expression Language, Java WebSocket gibi çeşitli teknolojiler yer alır.</text:p>
      <text:p text:style-name="P9">Bu teknolojiler JCP (Java Community Process) olarak adlandırılan ve genellikle çeşitli firmalardaki geliştiriciler tarafından standart olarak belirlenir.</text:p>
      <text:p text:style-name="P9">Standartlar belirlendikten sonra bu teknolojilerin kullanılabilmesi için bu standartların kodlara dökülmesi-implement gerekir.</text:p>
      <text:p text:style-name="P10">Apache Tomcat bu standartları uygulayan ve içerisinde web sunucusu yer alan bir Java uygulamasıdır.</text:p>
      <text:p text:style-name="P5"/>
      <text:p text:style-name="P5"/>
      <text:p text:style-name="P6">Devops </text:p>
      <text:p text:style-name="P7"/>
      <text:p text:style-name="P8">DevOps , Bilgi Teknolojileri departmanı içerisinde bulunan iki temel birimi (Developers and Operations) Geliştiriciler(Yazılım Geliştiriciler, Yazılım Testçileri, vb.), Operasyon (Sistem Mimari ve Altyapı Ekipleri,Güvenlik ve Ağ ekipleri vb.) bir arada etkili bir iletişim içerisinde beraber çalışmalarıdır.<text:span text:style-name="T7">DevOps’u aslında bir felsefe, yaklaşım veya bakış açısı olarak değerlendirebiliriz.Yazılım geliştiricilerin alışık olduğu Scrum, Agile, Kanban ve diğer yöntemler gibidir.</text:span> </text:p>
      <text:p text:style-name="P8"/>
      <text:p text:style-name="P8"/>
      <text:p text:style-name="P8"><text:soft-page-break/>DevSecOps</text:p>
      <text:p text:style-name="Text_20_body"><text:span text:style-name="T8">DevSecOps—</text:span><text:span text:style-name="Emphasis"><text:span text:style-name="T8">development (geliştirme), security (güvenlik)</text:span></text:span><text:span text:style-name="T8"> ve </text:span><text:span text:style-name="Emphasis"><text:span text:style-name="T8">operations (operasyonlar)</text:span></text:span><text:span text:style-name="T8"> ifadelerinin kısaltması—güvenliğin yazılım geliştirme yaşam döngüsünün ilk tasarımdan entegrasyon, test, devreye alma ve yazılım teslimine kadar her aşamasıyla bütünleştirilmesini otomatikleştirir. </text:span></text:p>
      <text:p text:style-name="P3"/>
      <text:p text:style-name="P4">Dockerfile</text:p>
      <text:p text:style-name="P3">Dockerfile,belli bir image görüntüsü oluşturmak için var olan tüm katmanların açıklandığı yaml formatında dosyadır. Dockerfile içerisinde hangi Image’ın kullanılacağı, hangi dosyaları içereceği ve hangi uygulamanın hangi parametrelerle çalışacağı yazılır. Docker, Dockerfile dosyasında bulunan komutları sırayla tek tek çalıştırır. Her komut yeni bir katman oluşturur ve Docker build sonunda elimizde uygulaması ait Docker Image oluşur .Docker Image container oluşturarak uygulaması ayağa kaldırabiliriz. Bilinmesi gereken en önemli dosya adı kesinlikle “Dockerfile” şeklinde olmalıdır. “dockerfile”, “DockerFile” gibi verilen isimlendirmeler yanlıştır. Dockerfile dosyasının herhangi bir uzantısı yoktur. </text:p>
      <text:p text:style-name="P3"/>
      <text:p text:style-name="P4">Jenkins</text:p>
      <text:p text:style-name="Text_20_body"><text:span text:style-name="Strong_20_Emphasis"><text:span text:style-name="T8">Jenkins</text:span></text:span><text:span text:style-name="T8">, Sürekli Entegrasyon (</text:span><text:span text:style-name="Strong_20_Emphasis"><text:span text:style-name="T8">CI</text:span></text:span><text:span text:style-name="T8"> / Continuous Integration) ve Sürekli Dağıtım (</text:span><text:span text:style-name="Strong_20_Emphasis"><text:span text:style-name="T8">CD</text:span></text:span><text:span text:style-name="T8"> / Continuous Delivery) amacıyla Java ile yazılmış açık kaynaklı bir otomasyon aracıdır. Jenkins, yazılım projelerinizi sürekli olarak oluşturmak ve test etmek için kullanılır, </text:span><text:soft-page-break/><text:span text:style-name="T8">bu da geliştiricilerin değişiklikleri projeye entegre etmesini ve kullanıcıların yeni bir sürüm elde etmesini kolaylaştırır. Ayrıca, çok sayıda test ve dağıtım teknolojisiyle bütünleşerek yazılımınızı sürekli olarak teslim etmenize olanak tanır.</text:span></text:p>
      <text:p text:style-name="P3">Jenkins ile kuruluşlar, otomasyon yoluyla yazılım geliştirme sürecini hızlandırabilir. Jenkins, derleme, belgeleme, test etme, paketleme, aşama, devreye alma, statik analiz ve çok daha fazlası dahil olmak üzere her türlü geliştirme yaşam döngüsü sürecini entegre eder.</text:p>
      <text:p text:style-name="P3">Jenkins, bünyesindeki eklentilerin yardımıyla Sürekli Entegrasyonu da başarır. Eklentiler, Çeşitli DevOps aşamalarının entegrasyonuna izin verir. Belirli bir aracı entegre etmek istiyorsanız, o araç için eklentileri yüklemeniz gerekir. Örneğin Git, Maven projesi, Amazon EC2, HTML yayıncısı vb.</text:p>
      <text:p text:style-name="P3"/>
      <text:p text:style-name="P4">Web server</text:p>
      <text:p text:style-name="Text_20_body"><text:span text:style-name="Strong_20_Emphasis"><text:span text:style-name="T8">Web Sunucusu</text:span></text:span><text:span text:style-name="T8"> </text:span><text:span text:style-name="Emphasis"><text:span text:style-name="T8">(Web Server), </text:span></text:span><text:span text:style-name="T8">HTTP protokolünü kullanarak internet siteleri üzerinde yer almakta olan dosyaları kullanıcılara sunan, kullanıcıların her bir talep isteğini yanıtlayan ve bilgisayarların otomatik mekanizmaları tarafından yürütülen yazılımlardır. </text:span><text:a xlink:type="simple" xlink:href="https://wmaraci.com/nedir/web" office:target-frame-name="_blank" xlink:show="new" text:style-name="Internet_20_link" text:visited-style-name="Visited_20_Internet_20_Link"><text:span text:style-name="T8">Web</text:span></text:a><text:span text:style-name="T8">, sunucuları normal bir bilgisayarın sahip olduğu birçok donanıma sahiptir ancak ekran yerine komut sistemi üzerinden ve uzaktan yazılımlar yardımıyla yönetilirler. Paylaşımlı bilgisayarlar ve sadece web sunucusu yazılımını çalıştırmak için dizayn edilen bilgisayarlar </text:span><text:a xlink:type="simple" xlink:href="https://wmaraci.com/nedir/da" office:target-frame-name="_blank" xlink:show="new" text:style-name="Internet_20_link" text:visited-style-name="Visited_20_Internet_20_Link"><text:span text:style-name="T8">da</text:span></text:a><text:span text:style-name="T8">, web sunucusu olarak adlandırılabilirler.</text:span><text:a xlink:type="simple" xlink:href="https://wmaraci.com/nedir/internet" office:target-frame-name="_blank" xlink:show="new" text:style-name="Internet_20_link" text:visited-style-name="Visited_20_Internet_20_Link"><text:span text:style-name="T8">İnternet</text:span></text:a><text:span text:style-name="T8">, dünyasında en çok kullanılan web sunucusu yazılımları </text:span><text:span text:style-name="Strong_20_Emphasis"><text:span text:style-name="T8">Apache</text:span></text:span><text:span text:style-name="T8">, </text:span><text:span text:style-name="Strong_20_Emphasis"><text:span text:style-name="T8">Microsoft’s </text:span></text:span><text:soft-page-break/><text:span text:style-name="Strong_20_Emphasis"><text:span text:style-name="T8">Internet Information Server (IIS) </text:span></text:span><text:span text:style-name="T8">ve </text:span><text:span text:style-name="Strong_20_Emphasis"><text:span text:style-name="T8">nginx</text:span></text:span><text:span text:style-name="T8">’dir. Web sunucuları genellikle büyük bir </text:span><text:a xlink:type="simple" xlink:href="https://wmaraci.com/nedir/yazilim" office:target-frame-name="_blank" xlink:show="new" text:style-name="Internet_20_link" text:visited-style-name="Visited_20_Internet_20_Link"><text:span text:style-name="T8">yazılım</text:span></text:a><text:span text:style-name="T8">, paketlerinin bütününden oluşur. Bu yazılım paketlerinin her biri farklı işlevlerin kontrol edilmesine yardımcı olur. Örneğin, bir web sunucusu yazılımının içerisinde </text:span><text:a xlink:type="simple" xlink:href="https://wmaraci.com/nedir/var" office:target-frame-name="_blank" xlink:show="new" text:style-name="Internet_20_link" text:visited-style-name="Visited_20_Internet_20_Link"><text:span text:style-name="T8">var</text:span></text:a><text:span text:style-name="T8">, olan File Transfer Protocol (FTP) paketi, o sunucunun </text:span><text:a xlink:type="simple" xlink:href="https://wmaraci.com/nedir/ftp" office:target-frame-name="_blank" xlink:show="new" text:style-name="Internet_20_link" text:visited-style-name="Visited_20_Internet_20_Link"><text:span text:style-name="T8">FTP</text:span></text:a><text:span text:style-name="T8">, işlevlerini yerini getirmesine yardımcı olur. Aynı şekilde maillerin sunulması, indirme isteklerinin yerine getirilmesi ve web sayfalarının </text:span><text:a xlink:type="simple" xlink:href="https://wmaraci.com/nedir/http" office:target-frame-name="_blank" xlink:show="new" text:style-name="Internet_20_link" text:visited-style-name="Visited_20_Internet_20_Link"><text:span text:style-name="T8">HTTP</text:span></text:a><text:span text:style-name="T8">, üzerinden yayınlanması gibi birçok işlevin tamamlanması için çeşitli paketler bulunur.</text:span><text:span text:style-name="T1"> </text:span></text:p>
      <text:p text:style-name="P3"/>
      <text:p text:style-name="P13">Netty</text:p>
      <text:p text:style-name="P13"/>
      <text:p text:style-name="P14"><text:span text:style-name="T4">Netty, yüksek performanslı, son derece güvenilir ağ sunucusu ve istemci programlarını hızla geliştirmek için eşzamansız, olay odaklı bir ağ uygulama çerçevesi ve araçları sağlar.</text:span><text:line-break/><text:span text:style-name="T4">Başka bir deyişle, Netty, NIO tabanlı bir istemci ve sunucu tarafı programlama çerçevesidir. Netty'yi kullanmak, belirli bir protokolü uygulayan bir istemci gibi bir ağ uygulamasını hızlı ve kolay bir şekilde geliştirmenizi sağlayabilir 3. Sunucu uygulaması. Netty, ağ uygulamalarının programlama geliştirme sürecini basitleştirmeye ve kolaylaştırmaya eşdeğerdir, örneğin: TCP ve UDP'ye dayalı soket hizmeti geliştirme.</text:span><text:line-break/><text:span text:style-name="T4">Basitçe ifade etmek gerekirse Netty, yüksek eşzamanlılığı kaldırabilen bir ağ hizmeti mimarisidir. Netty ile kendi HTTP sunucunuzu, FTP sunucunuzu, UDP sunucunuzu, RPC sunucunuzu, WebSocket sunucunuzu, Redis Proxy sunucunuzu, MySQL Proxy sunucunuzu vb. Uygulayabilirsiniz.</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BM Plex Sans" svg:font-family="'IBM Plex Sans', ibm-plex-sans, 'Helvetica Neue', Arial, sans-serif"/>
    <style:font-face style:name="Mangal1" svg:font-family="Mangal"/>
    <style:font-face style:name="Mulish" svg:font-family="Mulish, apple-system, BlinkMacSystemFont, 'Segoe UI', Helvetica, Arial, sans-serif"/>
    <style:font-face style:name="Red Hat Text" svg:font-family="'Red Hat Text', sans-serif"/>
    <style:font-face style:name="Roboto1" svg:font-family="Roboto, apple-system, BlinkMacSystemFont, 'Segoe UI', Helvetica, Arial, sans-serif, 'Apple Color Emoji', 'Segoe UI Emoji'"/>
    <style:font-face style:name="Roboto" svg:font-family="Roboto, sans-serif"/>
    <style:font-face style:name="charter" svg:font-family="charter, Georgia, Cambria, 'Times New Roman', Times, serif"/>
    <style:font-face style:name="system-ui" svg:font-family="system-ui, apple-system, 'Segoe UI', Roboto, 'Helvetica Neue', Arial, 'Noto Sans', 'Liberation Sans', sans-serif, 'Apple Color Emoji', 'Segoe UI Emoji', 'Segoe UI Symbol', 'Noto Color Emoji'"/>
    <style:font-face style:name="JetBrains Mono" svg:font-family="'JetBrai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2-03-12T23:45:02.614000000</dc:date>
    <meta:editing-duration>PT9M48S</meta:editing-duration>
    <meta:editing-cycles>4</meta:editing-cycles>
    <meta:document-statistic meta:table-count="0" meta:image-count="0" meta:object-count="0" meta:page-count="4" meta:paragraph-count="20" meta:word-count="642" meta:character-count="5307" meta:non-whitespace-character-count="4681"/>
  </office:meta>
</office:document-meta>
</file>